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0307in"/>
    </style:style>
    <style:style style:name="co2" style:family="table-column">
      <style:table-column-properties fo:break-before="auto" style:column-width="7.4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language="en" fo:country="US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6pt" style:text-underline-style="solid" style:text-underline-type="double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ff0000" style:text-line-through-style="solid" style:text-line-through-type="double" fo:font-style="italic" style:font-style-asian="italic" style:font-style-complex="italic"/>
    </style:style>
  </office:automatic-styles>
  <office:body>
    <office:spreadsheet>
      <table:table table:name="Test" table:style-name="ta1">
        <table:table-column table:style-name="co1" table:default-cell-style-name="Default"/>
        <table:table-column table:style-name="co2" table:default-cell-style-name="ce5"/>
        <table:table-row table:style-name="ro1">
          <table:table-cell table:style-name="ce1" office:value-type="string">
            <text:p>Content</text:p>
          </table:table-cell>
          <table:table-cell table:style-name="ce4" office:value-type="string">
            <text:p>Description</text:p>
          </table:table-cell>
        </table:table-row>
        <table:table-row table:style-name="ro2">
          <table:table-cell office:value-type="string">
            <text:p>Normal</text:p>
          </table:table-cell>
          <table:table-cell office:value-type="string">
            <text:p>This is simple string, not rich-text.</text:p>
          </table:table-cell>
        </table:table-row>
        <table:table-row table:style-name="ro1">
          <table:table-cell table:style-name="ce2" office:value-type="string">
            <text:p>All bold</text:p>
          </table:table-cell>
          <table:table-cell office:value-type="string">
            <text:p>All bold content is simple string with the bold property applied to the cell, not to the text.</text:p>
          </table:table-cell>
        </table:table-row>
        <table:table-row table:style-name="ro3">
          <table:table-cell office:value-type="string">
            <text:p>one</text:p>
            <text:p>two</text:p>
            <text:p>three</text:p>
          </table:table-cell>
          <table:table-cell office:value-type="string">
            <text:p>Multi-line content is stored as rich-text.</text:p>
          </table:table-cell>
        </table:table-row>
        <table:table-row table:style-name="ro4">
          <table:table-cell office:value-type="string">
            <text:p>Sheet name is <text:sheet-name>Test</text:sheet-name>.</text:p>
          </table:table-cell>
          <table:table-cell office:value-type="string">
            <text:p>Sheet name field item.</text:p>
          </table:table-cell>
        </table:table-row>
        <table:table-row table:style-name="ro4">
          <table:table-cell office:value-type="string">
            <text:p>URL: <text:a xlink:href="http://libreoffice.org/" xlink:type="simple">http://libreoffice.org</text:a></text:p>
          </table:table-cell>
          <table:table-cell office:value-type="string">
            <text:p>URL field item.</text:p>
          </table:table-cell>
        </table:table-row>
        <table:table-row table:style-name="ro4">
          <table:table-cell office:value-type="string">
            <text:p>Date: <text:date style:data-style-name="N2" text:date-value="2013-04-08">04/08/2013</text:date></text:p>
          </table:table-cell>
          <table:table-cell office:value-type="string">
            <text:p>Date field item.</text:p>
          </table:table-cell>
        </table:table-row>
        <table:table-row table:style-name="ro4">
          <table:table-cell office:value-type="string">
            <text:p>Title: <text:title>Test Document</text:title></text:p>
          </table:table-cell>
          <table:table-cell office:value-type="string">
            <text:p>Document title field item (taken from the Title property of the document).</text:p>
          </table:table-cell>
        </table:table-row>
        <table:table-row table:style-name="ro4">
          <table:table-cell office:value-type="string">
            <text:p>Sentence with <text:span text:style-name="T1">bold</text:span> and <text:span text:style-name="T2">italic</text:span>.</text:p>
          </table:table-cell>
          <table:table-cell/>
        </table:table-row>
        <table:table-row table:style-name="ro3">
          <table:table-cell office:value-type="string">
            <text:p><text:span text:style-name="T1">bold</text:span></text:p>
            <text:p><text:span text:style-name="T2">italic</text:span></text:p>
            <text:p><text:span text:style-name="T3">underlined</text:span></text:p>
          </table:table-cell>
          <table:table-cell office:value-type="string">
            <text:p>Multi-line content with each line having different format property.</text:p>
          </table:table-cell>
        </table:table-row>
        <table:table-row table:style-name="ro5">
          <table:table-cell office:value-type="string">
            <text:p>URL with formats: <text:span text:style-name="T4"><text:a xlink:href="http://www.google.com/" xlink:type="simple">http://www.google.com</text:a></text:span> followed by text.</text:p>
          </table:table-cell>
          <table:table-cell office:value-type="string">
            <text:p>URL field with formats applied. The URL has double underline.</text:p>
          </table:table-cell>
        </table:table-row>
        <table:table-row table:style-name="ro4">
          <table:table-cell office:value-type="string">
            <text:p>Sheet name <text:span text:style-name="T5"><text:sheet-name>Test</text:sheet-name></text:span> with bold, italic, and color red applied.</text:p>
          </table:table-cell>
          <table:table-cell office:value-type="string">
            <text:p>Sheet name field with formats.</text:p>
          </table:table-cell>
        </table:table-row>
        <table:table-row table:style-name="ro5">
          <table:table-cell office:value-type="string">
            <text:p>Date <text:span text:style-name="T6"><text:date style:data-style-name="N2" text:date-value="2013-04-08">04/08/2013</text:date></text:span> in big bold!</text:p>
          </table:table-cell>
          <table:table-cell office:value-type="string">
            <text:p>Date field with formats.</text:p>
          </table:table-cell>
        </table:table-row>
        <table:table-row table:style-name="ro4">
          <table:table-cell office:value-type="string">
            <text:p>Title <text:span text:style-name="T7"><text:title>Test Document</text:title></text:span> <text:s/>in red italics with double strike-through.</text:p>
          </table:table-cell>
          <table:table-cell office:value-type="string">
            <text:p>Title field with formats.</text:p>
          </table:table-cell>
        </table:table-row>
        <table:table-row table:style-name="ro4">
          <table:table-cell office:value-type="string">
            <text:p>Click <text:a xlink:href="../universal-content.ods" xlink:type="simple">this</text:a> one open another document.</text:p>
          </table:table-cell>
          <table:table-cell office:value-type="string">
            <text:p>URL to another document in the same directory on file system. It should be converted to an absolute URL on impor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/>
          <table:table-cell/>
        </table:table-row>
        <table:table-row table:style-name="ro1" table:number-rows-repeated="1048558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 style:data-style-name="N2" text:time-value="0000-00-00T17:41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1-07T13:27:01</meta:creation-date>
    <dc:date>2013-04-08T17:44:12</dc:date>
    <meta:editing-duration>PT2H27M1S</meta:editing-duration>
    <meta:editing-cycles>36</meta:editing-cycles>
    <meta:generator>LibreOffice/4.0.1.0$Linux_X86_64 LibreOffice_project/f1ec8c775035a7412ea4860394dd54a21759001</meta:generator>
    <dc:title>Test Document</dc:title>
    <dc:creator>Kohei Yoshida</dc:creator>
    <meta:document-statistic meta:table-count="1" meta:cell-count="29" meta:object-count="0"/>
  </office:meta>
</office:document-meta>
</file>